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sans-serif"/>
    <style:font-face style:name="Google Sans Flex" svg:font-family="'Google Sans Flex', 'Google Sans', 'Helvetica Neue',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Heading_20_2">
      <style:paragraph-properties fo:margin-left="0cm" fo:margin-right="0cm" fo:text-indent="0cm" style:auto-text-indent="false"/>
    </style:style>
    <style:style style:name="P2" style:family="paragraph" style:parent-style-name="Heading_20_2">
      <style:paragraph-properties fo:margin-left="0cm" fo:margin-right="0cm" fo:margin-top="0cm" fo:margin-bottom="0.212cm" style:contextual-spacing="false" style:line-height-at-least="0.741cm" fo:text-indent="0cm" style:auto-text-indent="false"/>
      <style:text-properties style:font-name="Google Sans Flex" fo:font-size="15pt" fo:letter-spacing="normal" fo:font-weight="bold"/>
    </style:style>
    <style:style style:name="P3" style:family="paragraph" style:parent-style-name="Heading_20_3">
      <style:paragraph-properties fo:margin-left="0cm" fo:margin-right="0cm" fo:margin-top="0cm" fo:margin-bottom="0.247cm" style:contextual-spacing="false" fo:line-height="114%" fo:text-indent="0cm" style:auto-text-indent="false"/>
      <style:text-properties style:font-name="Google Sans"/>
    </style:style>
    <style:style style:name="P4"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5" style:family="paragraph" style:parent-style-name="Text_20_body">
      <style:paragraph-properties fo:margin-left="0cm" fo:margin-right="0cm" fo:margin-top="0cm" fo:margin-bottom="0.423cm" style:contextual-spacing="false" fo:line-height="175%" fo:text-indent="0cm" style:auto-text-indent="false"/>
      <style:text-properties fo:font-variant="normal" fo:text-transform="none" fo:color="#1f1f1f" loext:opacity="100%" style:font-name="Google Sans Flex" fo:font-size="12pt" fo:letter-spacing="normal" fo:font-style="normal" fo:font-weight="normal" loext:padding="0cm" loext:border="none"/>
    </style:style>
    <style:style style:name="P6" style:family="paragraph" style:parent-style-name="Text_20_body">
      <style:paragraph-properties fo:margin-left="0cm" fo:margin-right="0cm" style:line-height-at-least="0.423cm" fo:text-indent="0cm" style:auto-text-indent="false"/>
      <style:text-properties fo:font-variant="normal" fo:text-transform="none" fo:color="#1f1f1f" loext:opacity="100%" style:font-name="Google Sans Flex" fo:font-size="9pt" fo:letter-spacing="normal" fo:font-style="normal" fo:font-weight="bold" loext:padding="0cm" loext:border="none"/>
    </style:style>
    <style:style style:name="P7" style:family="paragraph" style:parent-style-name="Text_20_body">
      <style:paragraph-properties fo:text-indent="0cm" style:auto-text-indent="false"/>
      <style:text-properties fo:font-variant="normal" fo:text-transform="none" fo:color="#1f1f1f" loext:opacity="100%" style:font-name="Times New Roman" fo:font-size="14pt" fo:letter-spacing="normal" fo:font-style="normal" fo:font-weight="normal" style:font-name-asian="Times New Roman" style:font-size-asian="14pt" style:font-style-asian="normal" style:font-weight-asian="normal" style:font-name-complex="Times New Roman" style:font-size-complex="14pt" style:font-style-complex="normal" style:font-weight-complex="normal" loext:padding="0cm" loext:border="none"/>
    </style:style>
    <style:style style:name="T1" style:family="text">
      <style:text-properties fo:font-weight="bol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section text:style-name="Sect1" text:name="model-response-message-contentr_1945d0706b45b907">
        <text:h text:style-name="P2" text:outline-level="2">Project Report: Impact of Digital Communication</text:h>
        <text:p text:style-name="P5"><text:bookmark text:name="p-rc_1efe63b2fcce1417-25"/>A common situation where poor digital communication causes serious problems is when a student posts confidential information online. For example, if a student shares an internal exam paper or private college messages on social media, it can lead to severe trouble. This action violates academic integrity rules and can result in disciplinary consequences from the institution. Such mistakes often happen because people do not think before they post or forget that deleted content can still be saved by others.</text:p>
        <text:p text:style-name="P6">+2</text:p>
        <text:p text:style-name="P5"><text:bookmark text:name="p-rc_1efe63b2fcce1417-26"/>To avoid this, students should always follow a professional checklist. They must remember to "think before you post" and ask if they would be comfortable with a professor or future employer seeing the content. Instead of sharing private data, students should focus on sharing their learning journey, such as projects on <text:span text:style-name="T1">GitHub</text:span> or achievements on <text:span text:style-name="T1">LinkedIn</text:span>. This builds a positive digital footprint and protects their academic career</text:p>
      </text:section>
      <text:p text:style-name="P7"><draw:frame draw:style-name="fr1" draw:name="Frame1" text:anchor-type="char" svg:x="0cm" svg:width="0.041cm" draw:z-index="0"><draw:text-box fo:min-height="0.041cm"><text:h text:style-name="P1" text:outline-level="2">Gemini said</text:h></draw:text-box></draw:fram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sans-serif"/>
    <style:font-face style:name="Google Sans Flex" svg:font-family="'Google Sans Flex', 'Google Sans', 'Helvetica Neue',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8T23:11:10.127880949</meta:creation-date>
    <dc:date>2026-03-28T23:15:15.331611999</dc:date>
    <meta:editing-duration>PT4M6S</meta:editing-duration>
    <meta:editing-cycles>2</meta:editing-cycles>
    <meta:generator>LibreOffice/24.2.7.2$Linux_X86_64 LibreOffice_project/420$Build-2</meta:generator>
    <meta:document-statistic meta:table-count="0" meta:image-count="0" meta:object-count="0" meta:page-count="1" meta:paragraph-count="5" meta:word-count="155" meta:character-count="1000" meta:non-whitespace-character-count="850"/>
  </office:meta>
</office:document-meta>
</file>